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9.402cm" table:align="left"/>
    </style:style>
    <style:style style:name="Tabela1.A" style:family="table-column">
      <style:table-column-properties style:column-width="1.88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E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9.402cm" table:align="left"/>
    </style:style>
    <style:style style:name="Tabela2.A" style:family="table-column">
      <style:table-column-properties style:column-width="1.88cm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E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9.402cm" table:align="left"/>
    </style:style>
    <style:style style:name="Tabela3.A" style:family="table-column">
      <style:table-column-properties style:column-width="1.88cm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E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1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Liberation Sans1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4bd5e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4bd5e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4bd5e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4bd5e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4bd5e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4bd5e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4bd5e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4bd5e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4bd5e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onograma para special issue no journal</text:p>
      <text:p text:style-name="P3">Concurrence and Computation: Practice and Experience</text:p>
      <text:p text:style-name="P3"/>
      <text:p text:style-name="P4">Vinicius Pinheiro</text:p>
      <text:p text:style-name="P4"/>
      <text:p text:style-name="P5">Prazo para submissão: 01 de março de 2010</text:p>
      <text:p text:style-name="P5">Número de páginas (max.): 18 páginas</text:p>
      <text:p text:style-name="P5"/>
      <text:p text:style-name="P5"><draw:g text:anchor-type="paragraph" draw:z-index="0" draw:style-name="gr1"><draw:custom-shape draw:style-name="gr2" draw:text-style-name="P8" draw:id="id4" svg:width="1.347cm" svg:height="1.345cm" svg:x="11.497cm" svg:y="5.644cm"><text:p text:style-name="P7"><text:span text:style-name="T1">Mais</text:span></text:p><text:p text:style-name="P7"><text:span text:style-name="T1">simula-</text:span></text:p><text:p text:style-name="P7"><text:span text:style-name="T1">çõe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8" draw:id="id5" svg:width="1.493cm" svg:height="1.489cm" svg:x="13.561cm" svg:y="4.313cm"><text:p text:style-name="P7"><text:span text:style-name="T1">Imple-</text:span></text:p><text:p text:style-name="P7"><text:span text:style-name="T1">mentação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8" draw:id="id6" svg:width="1.345cm" svg:height="1.345cm" svg:x="14.598cm" svg:y="6.967cm"><text:p text:style-name="P7"><text:span text:style-name="T1">Experi-</text:span></text:p><text:p text:style-name="P7"><text:span text:style-name="T1">mento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8" draw:id="id3" svg:width="1.5cm" svg:height="1.502cm" svg:x="14.609cm" svg:y="2.535cm"><text:p text:style-name="P7"><text:span text:style-name="T1">Estender</text:span></text:p><text:p text:style-name="P7"><text:span text:style-name="T1">artigo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onnector draw:style-name="gr6" draw:text-style-name="P8" svg:x1="14.284cm" svg:y1="1.466cm" svg:x2="13.564cm" svg:y2="2.87cm" draw:start-shape="id1" draw:start-glue-point="2" draw:end-shape="id2" draw:end-glue-point="1" svg:d="m14284 1466v1404h-720"><text:p/></draw:connector><draw:connector draw:style-name="gr7" draw:text-style-name="P8" svg:x1="14.284cm" svg:y1="1.466cm" svg:x2="15.358cm" svg:y2="2.535cm" draw:start-shape="id1" draw:start-glue-point="2" draw:end-shape="id3" draw:end-glue-point="0" svg:d="m14284 1466v534h1074v535"><text:p/></draw:connector><draw:connector draw:style-name="gr8" draw:text-style-name="P8" svg:x1="12.795cm" svg:y1="3.446cm" svg:x2="12.169cm" svg:y2="5.643cm" draw:start-shape="id2" draw:start-glue-point="2" draw:end-shape="id4" svg:d="m12795 3446v1099h-626v1098"><text:p/></draw:connector><draw:connector draw:style-name="gr9" draw:text-style-name="P8" svg:x1="12.795cm" svg:y1="3.446cm" svg:x2="13.561cm" svg:y2="5.056cm" draw:start-shape="id2" draw:start-glue-point="2" draw:end-shape="id5" svg:d="m12795 3446v1610h766"><text:p/></draw:connector><draw:connector draw:style-name="gr10" draw:text-style-name="P8" svg:x1="14.305cm" svg:y1="5.798cm" svg:x2="15.268cm" svg:y2="6.967cm" draw:start-shape="id5" draw:start-glue-point="8" draw:end-shape="id6" draw:end-glue-point="4" svg:d="m14305 5798v587h963v582"><text:p/></draw:connector><draw:custom-shape draw:style-name="gr11" draw:text-style-name="P8" draw:id="id2" svg:width="1.539cm" svg:height="1.154cm" svg:x="12.026cm" svg:y="2.293cm"><text:p text:style-name="P7"><text:span text:style-name="T1">Apps</text:span></text:p><text:p text:style-name="P7"><text:span text:style-name="T1">vs</text:span></text:p><text:p text:style-name="P7"><text:span text:style-name="T1">Num. maq</text:span></text:p><draw:enhanced-geometry svg:viewBox="0 0 21600 21600" draw:type="rectangle" draw:enhanced-path="M 0 0 L 21600 0 21600 21600 0 21600 0 0 Z N"/></draw:custom-shape><draw:custom-shape draw:style-name="gr12" draw:text-style-name="P8" draw:id="id1" svg:width="1.539cm" svg:height="1.154cm" svg:x="13.515cm" svg:y="0.312cm"><text:p text:style-name="P7"><text:span text:style-name="T1">Estágio</text:span></text:p><text:p text:style-name="P7"><text:span text:style-name="T1">Atual</text:span></text:p><draw:enhanced-geometry svg:viewBox="0 0 21600 21600" draw:type="rectangle" draw:enhanced-path="M 0 0 L 21600 0 21600 21600 0 21600 0 0 Z N"/></draw:custom-shape></draw:g>Tarefas a considerar a partir do estágio atual:</text:p>
      <text:list xml:id="list1535851093" text:style-name="L1">
        <text:list-item>
          <text:p text:style-name="P6">estender artigo MGC com o que já foi feito no mestrado</text:p>
        </text:list-item>
        <text:list-item>
          <text:p text:style-name="P6">implementar número dinâmico de réplicas</text:p>
        </text:list-item>
        <text:list-item>
          <text:p text:style-name="P6">fazer mais simulações com número dinâmico de réplicas</text:p>
        </text:list-item>
        <text:list-item>
          <text:p text:style-name="P6">experimentos (depende de 2)</text:p>
        </text:list-item>
        <text:list-item>
          <text:p text:style-name="P6">versão final formatada do artigo</text:p>
        </text:list-item>
      </text:list>
      <text:p text:style-name="P5"/>
      <text:p text:style-name="P5">Cronograma 1:</text:p>
      <text:p text:style-name="P5"/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>Semana 1</text:p>
          </table:table-cell>
          <table:table-cell table:style-name="Tabela1.A1" office:value-type="string">
            <text:p text:style-name="P1">Semana 2</text:p>
          </table:table-cell>
          <table:table-cell table:style-name="Tabela1.A1" office:value-type="string">
            <text:p text:style-name="P1">Semana 3</text:p>
          </table:table-cell>
          <table:table-cell table:style-name="Tabela1.E1" office:value-type="string">
            <text:p text:style-name="P1">Semana 4</text:p>
          </table:table-cell>
        </table:table-row>
        <table:table-row>
          <table:table-cell table:style-name="Tabela1.A2" office:value-type="string">
            <text:p text:style-name="P2">Tarefa 1</text:p>
          </table:table-cell>
          <table:table-cell table:style-name="Tabela1.A2" office:value-type="string">
            <text:p text:style-name="P2">X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E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2">Tarefa 3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>X</text:p>
          </table:table-cell>
          <table:table-cell table:style-name="Tabela1.A2" office:value-type="string">
            <text:p text:style-name="P2">X</text:p>
          </table:table-cell>
          <table:table-cell table:style-name="Tabela1.E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2">Tarefa 5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E2" office:value-type="string">
            <text:p text:style-name="P2">X</text:p>
          </table:table-cell>
        </table:table-row>
      </table:table>
      <text:p text:style-name="P5"/>
      <text:p text:style-name="P5">Cronograma 2:</text:p>
      <text:p text:style-name="P5"/>
      <table:table table:name="Tabela2" table:style-name="Tabela2">
        <table:table-column table:style-name="Tabela2.A" table:number-columns-repeated="5"/>
        <table:table-row>
          <table:table-cell table:style-name="Tabela2.A1" office:value-type="string">
            <text:p text:style-name="P1"/>
          </table:table-cell>
          <table:table-cell table:style-name="Tabela2.A1" office:value-type="string">
            <text:p text:style-name="P1">Semana 1</text:p>
          </table:table-cell>
          <table:table-cell table:style-name="Tabela2.A1" office:value-type="string">
            <text:p text:style-name="P1">Semana 2</text:p>
          </table:table-cell>
          <table:table-cell table:style-name="Tabela2.A1" office:value-type="string">
            <text:p text:style-name="P1">Semana 3</text:p>
          </table:table-cell>
          <table:table-cell table:style-name="Tabela2.E1" office:value-type="string">
            <text:p text:style-name="P1">Semana 4</text:p>
          </table:table-cell>
        </table:table-row>
        <table:table-row>
          <table:table-cell table:style-name="Tabela2.A2" office:value-type="string">
            <text:p text:style-name="P2">Tarefa 3</text:p>
          </table:table-cell>
          <table:table-cell table:style-name="Tabela2.A2" office:value-type="string">
            <text:p text:style-name="P2">X</text:p>
          </table:table-cell>
          <table:table-cell table:style-name="Tabela2.A2" office:value-type="string">
            <text:p text:style-name="P2">X</text:p>
          </table:table-cell>
          <table:table-cell table:style-name="Tabela2.A2" office:value-type="string">
            <text:p text:style-name="P2"/>
          </table:table-cell>
          <table:table-cell table:style-name="Tabela2.E2" office:value-type="string">
            <text:p text:style-name="P2"/>
          </table:table-cell>
        </table:table-row>
        <table:table-row>
          <table:table-cell table:style-name="Tabela2.A2" office:value-type="string">
            <text:p text:style-name="P2">Tarefa 5</text:p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/>
          </table:table-cell>
          <table:table-cell table:style-name="Tabela2.A2" office:value-type="string">
            <text:p text:style-name="P2">X</text:p>
          </table:table-cell>
          <table:table-cell table:style-name="Tabela2.E2" office:value-type="string">
            <text:p text:style-name="P2">X</text:p>
          </table:table-cell>
        </table:table-row>
      </table:table>
      <text:p text:style-name="P5"/>
      <text:p text:style-name="P5">Cronograma 3:</text:p>
      <text:p text:style-name="P5"/>
      <table:table table:name="Tabela3" table:style-name="Tabela3">
        <table:table-column table:style-name="Tabela3.A" table:number-columns-repeated="5"/>
        <table:table-row>
          <table:table-cell table:style-name="Tabela3.A1" office:value-type="string">
            <text:p text:style-name="P1"/>
          </table:table-cell>
          <table:table-cell table:style-name="Tabela3.A1" office:value-type="string">
            <text:p text:style-name="P1">Semana 1</text:p>
          </table:table-cell>
          <table:table-cell table:style-name="Tabela3.A1" office:value-type="string">
            <text:p text:style-name="P1">Semana 2</text:p>
          </table:table-cell>
          <table:table-cell table:style-name="Tabela3.A1" office:value-type="string">
            <text:p text:style-name="P1">Semana 3</text:p>
          </table:table-cell>
          <table:table-cell table:style-name="Tabela3.E1" office:value-type="string">
            <text:p text:style-name="P1">Semana 4</text:p>
          </table:table-cell>
        </table:table-row>
        <table:table-row>
          <table:table-cell table:style-name="Tabela3.A2" office:value-type="string">
            <text:p text:style-name="P2">Tarefa 2</text:p>
          </table:table-cell>
          <table:table-cell table:style-name="Tabela3.A2" office:value-type="string">
            <text:p text:style-name="P2">X</text:p>
          </table:table-cell>
          <table:table-cell table:style-name="Tabela3.A2" office:value-type="string">
            <text:p text:style-name="P2">X</text:p>
          </table:table-cell>
          <table:table-cell table:style-name="Tabela3.A2" office:value-type="string">
            <text:p text:style-name="P2"/>
          </table:table-cell>
          <table:table-cell table:style-name="Tabela3.E2" office:value-type="string">
            <text:p text:style-name="P2"/>
          </table:table-cell>
        </table:table-row>
        <table:table-row>
          <table:table-cell table:style-name="Tabela3.A2" office:value-type="string">
            <text:p text:style-name="P2">Tarefa 4</text:p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>X</text:p>
          </table:table-cell>
          <table:table-cell table:style-name="Tabela3.E2" office:value-type="string">
            <text:p text:style-name="P2"/>
          </table:table-cell>
        </table:table-row>
        <table:table-row>
          <table:table-cell table:style-name="Tabela3.A2" office:value-type="string">
            <text:p text:style-name="P2">Tarefa 5</text:p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E2" office:value-type="string">
            <text:p text:style-name="P2">X</text:p>
          </table:table-cell>
        </table:table-row>
      </table:table>
      <text:p text:style-name="P5"/>
      <text:p text:style-name="P5"/>
      <text:p text:style-name="P5">Observações:</text:p>
      <text:p text:style-name="P5"/>
      <text:p text:style-name="P5">O ideal seria realizar o cronograma 3, cujas tarefas abarcam potencialmente mais contribuições científicas. Contudo, dado o tempo que temos (1 mês) acho mais seguro investir no cronograma 2. De qualquer forma, estabeleci 3 cronogramas para compararmos as possibilidad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icius Pinheiro</meta:initial-creator>
    <meta:creation-date>2010-01-31T23:12:23</meta:creation-date>
    <dc:date>2010-02-01T00:20:29</dc:date>
    <dc:creator>Vinicius Pinheiro</dc:creator>
    <meta:editing-duration>PT00H53M06S</meta:editing-duration>
    <meta:editing-cycles>4</meta:editing-cycles>
    <meta:generator>BrOffice.org/3.1$Linux OpenOffice.org_project/310m19$Build-9420</meta:generator>
    <meta:document-statistic meta:table-count="3" meta:image-count="0" meta:object-count="0" meta:page-count="1" meta:paragraph-count="48" meta:word-count="172" meta:character-count="941"/>
  </office:meta>
</office:document-meta>
</file>